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polyline draw:style-name="gr1" draw:layer="layout" svg:width="7.7cm" svg:height="2cm" svg:x="0cm" svg:y="0cm" svg:viewBox="0 0 7701 2001" draw:points="0,1000 2300,1000 2600,0 3100,2001 3600,0 4100,2001 4600,0 5100,2001 5400,1000 7701,10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Resistor</dc:title>
    <meta:creation-date>2011-02-07T17:04:13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